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2.8138in"/>
    </style:style>
    <style:style style:name="co3" style:family="table-column">
      <style:table-column-properties fo:break-before="auto" style:column-width="1.2173in"/>
    </style:style>
    <style:style style:name="co4" style:family="table-column">
      <style:table-column-properties fo:break-before="auto" style:column-width="1.2366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9756in"/>
    </style:style>
    <style:style style:name="co7" style:family="table-column">
      <style:table-column-properties fo:break-before="auto" style:column-width="1.2472in"/>
    </style:style>
    <style:style style:name="co8" style:family="table-column">
      <style:table-column-properties fo:break-before="auto" style:column-width="1.636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main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4" office:value-type="string">
            <text:p>MODULE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5" office:value-type="string">
            <text:p>Brokerage Payment Received</text:p>
          </table:table-cell>
          <table:table-cell table:style-name="ce1" table:number-columns-repeated="1022"/>
        </table:table-row>
        <table:table-row table:style-name="ro2">
          <table:table-cell/>
          <table:table-cell office:value-type="string">
            <text:p>Brokerage Cheque Authorization <text:s/>(Insert FAS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rokerage Cheque Un-Authorization (Delete FAS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utstanding JV Report (Select FAS )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Payment Process(Insert JV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pfron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M Upfront/Trail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alue Pack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uto Bill Proces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P Partner Bill Proces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ap Bill Auto Proces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ecute Auto Bill Process (JV FAS )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Payment Utility(Insert BP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ill Processed Payment Utilit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ayment Cancellation(Delete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ill Payment Utility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WA Payment Process(Insert JV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A Fee Bill Proces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A Collection Utilit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A Print/Delete Bill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A Partner Pending Payment Report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Payment Adjustmen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pfron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alue Pack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 office:value-type="string">
            <text:p>TaB Index</text:p>
          </table:table-cell>
          <table:table-cell table:style-name="ce3" office:value-type="string">
            <text:p>FROM PROJECT</text:p>
          </table:table-cell>
          <table:table-cell table:style-name="ce3" office:value-type="string">
            <text:p>FROM TECH</text:p>
          </table:table-cell>
          <table:table-cell table:style-name="ce3" office:value-type="string">
            <text:p>TO PROJECT</text:p>
          </table:table-cell>
          <table:table-cell table:style-name="ce3" office:value-type="string">
            <text:p>TO TECH</text:p>
          </table:table-cell>
          <table:table-cell table:style-name="ce3" office:value-type="string">
            <text:p>MODULE</text:p>
          </table:table-cell>
          <table:table-cell table:style-name="ce3" office:value-type="string">
            <text:p>TABLE</text:p>
          </table:table-cell>
          <table:table-cell table:style-name="ce3" office:value-type="string">
            <text:p>TECH CHALLENGE</text:p>
          </table:table-cell>
          <table:table-cell table:style-name="ce3" office:value-type="string">
            <text:p>ACCESS</text:p>
          </table:table-cell>
          <table:table-cell table:style-name="ce3" office:value-type="string">
            <text:p>action</text:p>
          </table:table-cell>
          <table:table-cell table:style-name="ce3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fund</text:p>
          </table:table-cell>
          <table:table-cell office:value-type="string">
            <text:p>Java/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8" office:value-type="string">
            <text:p>Bill Payment Utility</text:p>
          </table:table-cell>
          <table:table-cell office:value-type="string">
            <text:p>(BANKREC)</text:p>
          </table:table-cell>
          <table:table-cell/>
          <table:table-cell office:value-type="string">
            <text:p>Write</text:p>
          </table:table-cell>
          <table:table-cell office:value-type="string">
            <text:p>insert in to bankrec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8" office:value-type="string">
            <text:p>Brokerage checque Un-Autherize / Brok cheque Autjorization / Auth JV</text:p>
          </table:table-cell>
          <table:table-cell office:value-type="string">
            <text:p>(BANKREC)</text:p>
          </table:table-cell>
          <table:table-cell/>
          <table:table-cell office:value-type="string">
            <text:p>Read</text:p>
          </table:table-cell>
          <table:table-cell office:value-type="string">
            <text:p>select using vou for clear dat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8" office:value-type="string">
            <text:p>Brok cheque Autjorization JV</text:p>
          </table:table-cell>
          <table:table-cell office:value-type="string">
            <text:p>(BANKREC)</text:p>
          </table:table-cell>
          <table:table-cell/>
          <table:table-cell office:value-type="string">
            <text:p>Delet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ayment Cancallation</text:p>
          </table:table-cell>
          <table:table-cell office:value-type="string">
            <text:p>(BANKREC)</text:p>
          </table:table-cell>
          <table:table-cell/>
          <table:table-cell office:value-type="string">
            <text:p>Read</text:p>
          </table:table-cell>
          <table:table-cell office:value-type="string">
            <text:p>using PASS='n'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9" office:value-type="string">
            <text:p>rptPaymentRequest_detail</text:p>
          </table:table-cell>
          <table:table-cell office:value-type="string">
            <text:p>(BANKREC)</text:p>
          </table:table-cell>
          <table:table-cell/>
          <table:table-cell office:value-type="string">
            <text:p>Read</text:p>
          </table:table-cell>
          <table:table-cell office:value-type="string">
            <text:p>select using vou, PASS= Y for clear dat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, brokchequeutility_JV_Edit., brokchequeutility_JV , brokchqreceipt_JV.java</text:p>
          </table:table-cell>
          <table:table-cell office:value-type="string">
            <text:p>(CATEGORY)</text:p>
          </table:table-cell>
          <table:table-cell/>
          <table:table-cell office:value-type="string">
            <text:p>Read</text:p>
          </table:table-cell>
          <table:table-cell office:value-type="string">
            <text:p>Using cattype &amp; prod type for party combo and different param for TDSACC combo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>
            <text:p>3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rocessed Payment Utility</text:p>
          </table:table-cell>
          <table:table-cell office:value-type="string">
            <text:p>(FILE_GEN_DETAIL)</text:p>
          </table:table-cell>
          <table:table-cell/>
          <table:table-cell office:value-type="string">
            <text:p>Write</text:p>
          </table:table-cell>
          <table:table-cell office:value-type="string">
            <text:p>insert in to FILE_GEN_DETAI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 Bill Auto Process,Authorization,Unauthorization</text:p>
          </table:table-cell>
          <table:table-cell office:value-type="string">
            <text:p>(FIRM)</text:p>
          </table:table-cell>
          <table:table-cell/>
          <table:table-cell office:value-type="string">
            <text:p>Read(3)</text:p>
          </table:table-cell>
          <table:table-cell office:value-type="string">
            <text:p>1)using firm code 2)comboFirm using lock=0 3)combofirm using more than 1 firmcod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ayment cheque entry new <text:s/>(brok checque entry)</text:p>
          </table:table-cell>
          <table:table-cell office:value-type="string">
            <text:p>(FIRM)</text:p>
          </table:table-cell>
          <table:table-cell office:value-type="string">
            <text:p>How to get firm name</text:p>
          </table:table-cell>
          <table:table-cell office:value-type="string">
            <text:p>Read</text:p>
          </table:table-cell>
          <table:table-cell office:value-type="string">
            <text:p>join with firm to get Firm Name to get BROK_CHQ_MAST &amp; BROK_CHQ_TRN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(FIRM)</text:p>
          </table:table-cell>
          <table:table-cell/>
          <table:table-cell office:value-type="string">
            <text:p>Read</text:p>
          </table:table-cell>
          <table:table-cell office:value-type="string">
            <text:p>get firm code using start date, end date &amp; firmname lik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(FirM)</text:p>
          </table:table-cell>
          <table:table-cell office:value-type="string">
            <text:p>join with CHQ_ENT_HEAD_MASTER</text:p>
          </table:table-cell>
          <table:table-cell office:value-type="string">
            <text:p>Read</text:p>
          </table:table-cell>
          <table:table-cell office:value-type="string">
            <text:p>Combo firm for JV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(FIRM)</text:p>
          </table:table-cell>
          <table:table-cell/>
          <table:table-cell office:value-type="string">
            <text:p>Read</text:p>
          </table:table-cell>
          <table:table-cell office:value-type="string">
            <text:p>get firm code using start date &amp; end date &amp; company code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>
            <text:p>get startdate end date for making folder nam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ank reciept report,getJVRuleReport</text:p>
          </table:table-cell>
          <table:table-cell office:value-type="string">
            <text:p>(FIRM)</text:p>
          </table:table-cell>
          <table:table-cell/>
          <table:table-cell office:value-type="string">
            <text:p>Read</text:p>
          </table:table-cell>
          <table:table-cell office:value-type="string">
            <text:p>join with CHQ_ENT_HEAD_MASTER_BR ::to get firm name &amp; lock status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>
            <text:p>get count from paymast where pm.firm code in (get firm code from FIRM)</text:p>
          </table:table-cell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(LOG_IMP_ENET)</text:p>
          </table:table-cell>
          <table:table-cell office:value-type="string">
            <text:p>max date used in subquery</text:p>
          </table:table-cell>
          <table:table-cell office:value-type="string">
            <text:p>Read(4)</text:p>
          </table:table-cell>
          <table:table-cell office:value-type="string">
            <text:p>get count using file no &amp; status get MAX(ENTDATE)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>
            <text:p>get FILE_NO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(LOG_MASTER)</text:p>
          </table:table-cell>
          <table:table-cell/>
          <table:table-cell office:value-type="string">
            <text:p>Write(1)</text:p>
          </table:table-cell>
          <table:table-cell office:value-type="string">
            <text:p>Insert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/>
          <table:table-cell office:value-type="string">
            <text:p>(LOG_MASTER)</text:p>
          </table:table-cell>
          <table:table-cell/>
          <table:table-cell office:value-type="string">
            <text:p>Read(1)</text:p>
          </table:table-cell>
          <table:table-cell office:value-type="string">
            <text:p>get ENTDATE using VOU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7">
            <text:p>7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UN Autjorization</text:p>
          </table:table-cell>
          <table:table-cell office:value-type="string">
            <text:p>(MEET_LEDGER_MAP)</text:p>
          </table:table-cell>
          <table:table-cell/>
          <table:table-cell office:value-type="string">
            <text:p>Delete(1)</text:p>
          </table:table-cell>
          <table:table-cell office:value-type="string">
            <text:p>delete using VOU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Autjorization</text:p>
          </table:table-cell>
          <table:table-cell office:value-type="string">
            <text:p>(MEET_LEDGER_MAP)</text:p>
          </table:table-cell>
          <table:table-cell/>
          <table:table-cell office:value-type="string">
            <text:p>Write(1)</text:p>
          </table:table-cell>
          <table:table-cell office:value-type="string">
            <text:p>insert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8">
            <text:p>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Entry</text:p>
          </table:table-cell>
          <table:table-cell office:value-type="string">
            <text:p>(MEETING_MAS)</text:p>
          </table:table-cell>
          <table:table-cell/>
          <table:table-cell office:value-type="string">
            <text:p>Read (2)</text:p>
          </table:table-cell>
          <table:table-cell office:value-type="string">
            <text:p>get MEET_NAME with using join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string">
            <text:p>Brok cheque Entry JV</text:p>
          </table:table-cell>
          <table:table-cell office:value-type="string">
            <text:p>(MEETING_MAS)</text:p>
          </table:table-cell>
          <table:table-cell/>
          <table:table-cell office:value-type="string">
            <text:p>Read(3)</text:p>
          </table:table-cell>
          <table:table-cell office:value-type="string">
            <text:p>get MEET_NAME for combo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9">
            <text:p>9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rocess, Rap Bill Auto Save</text:p>
          </table:table-cell>
          <table:table-cell office:value-type="string">
            <text:p>(PARTYMAST)</text:p>
          </table:table-cell>
          <table:table-cell/>
          <table:table-cell office:value-type="string">
            <text:p>Read(9)</text:p>
          </table:table-cell>
          <table:table-cell office:value-type="string">
            <text:p>get party name using party code &amp; firm code FOR COMBO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 Bill Auto Save</text:p>
          </table:table-cell>
          <table:table-cell office:value-type="string">
            <text:p>(PARTYMAST)</text:p>
          </table:table-cell>
          <table:table-cell/>
          <table:table-cell office:value-type="string">
            <text:p>Read(1)</text:p>
          </table:table-cell>
          <table:table-cell office:value-type="string">
            <text:p>get party code &amp; name using CAT CODE &amp; firm code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(PARTYMAST)</text:p>
          </table:table-cell>
          <table:table-cell/>
          <table:table-cell office:value-type="string">
            <text:p>Read(1)</text:p>
          </table:table-cell>
          <table:table-cell office:value-type="string">
            <text:p>for combo get party code &amp; name using CAT CODE &amp; firm code <text:s/>&amp; IS_ACC_DISPLAY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(PARTYMAST)</text:p>
          </table:table-cell>
          <table:table-cell/>
          <table:table-cell office:value-type="string">
            <text:p>Read(20)</text:p>
          </table:table-cell>
          <table:table-cell office:value-type="string">
            <text:p>join using party code &amp; firm code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(PARTYMAST)</text:p>
          </table:table-cell>
          <table:table-cell/>
          <table:table-cell office:value-type="string">
            <text:p>Read(5)</text:p>
          </table:table-cell>
          <table:table-cell office:value-type="string">
            <text:p>get count usingfirm &amp; multiple party code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0">
            <text:p>1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(LOG_FILE_GEN)</text:p>
          </table:table-cell>
          <table:table-cell/>
          <table:table-cell office:value-type="string">
            <text:p>Write(2)</text:p>
          </table:table-cell>
          <table:table-cell office:value-type="string">
            <text:p>inser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(LOG_FILE_GEN)</text:p>
          </table:table-cell>
          <table:table-cell/>
          <table:table-cell office:value-type="string">
            <text:p>Read(4)</text:p>
          </table:table-cell>
          <table:table-cell office:value-type="string">
            <text:p>get using file no, Ent date, project , status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(LOG_FILE_GEN)</text:p>
          </table:table-cell>
          <table:table-cell/>
          <table:table-cell office:value-type="string">
            <text:p>Update(2)</text:p>
          </table:table-cell>
          <table:table-cell office:value-type="string">
            <text:p>update remark,username &amp; status using file no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, brok cheq authorize</text:p>
          </table:table-cell>
          <table:table-cell office:value-type="string">
            <text:p>(LINK_VOU)</text:p>
          </table:table-cell>
          <table:table-cell/>
          <table:table-cell office:value-type="string">
            <text:p>Read(2)</text:p>
          </table:table-cell>
          <table:table-cell office:value-type="string">
            <text:p>get max SRNO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(LINK_VOU)</text:p>
          </table:table-cell>
          <table:table-cell/>
          <table:table-cell office:value-type="string">
            <text:p>Write(8)</text:p>
          </table:table-cell>
          <table:table-cell office:value-type="string">
            <text:p>insert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,</text:p>
          </table:table-cell>
          <table:table-cell office:value-type="string">
            <text:p>(LEDGER)</text:p>
          </table:table-cell>
          <table:table-cell table:style-name="ce10" office:value-type="string" table:number-columns-spanned="1" table:number-rows-spanned="3">
            <text:p>in some cases , FILENO is not null &amp; fileno is null</text:p>
          </table:table-cell>
          <table:table-cell office:value-type="string">
            <text:p>Read(1)</text:p>
          </table:table-cell>
          <table:table-cell office:value-type="string">
            <text:p>get COUNT(BILLNO) using BILLNO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(LEDGER)</text:p>
          </table:table-cell>
          <table:covered-table-cell/>
          <table:table-cell office:value-type="string">
            <text:p>Write(100)</text:p>
          </table:table-cell>
          <table:table-cell office:value-type="string">
            <text:p>insert into ledger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(LEDGER)</text:p>
          </table:table-cell>
          <table:covered-table-cell/>
          <table:table-cell office:value-type="string">
            <text:p>Read</text:p>
          </table:table-cell>
          <table:table-cell office:value-type="string">
            <text:p>join on billno using TRNTYPE,DEBIT,FILENO,PAY_MODE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>
            <text:p>Update</text:p>
          </table:table-cell>
          <table:table-cell office:value-type="string">
            <text:p>update file no using bill no, tdstype, trntype, pay_mode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>
            <text:p>Read</text:p>
          </table:table-cell>
          <table:table-cell office:value-type="string">
            <text:p>get vou using TRNTYPE,DEBIT,FILENO,PAY_MODE,tds type &amp; bill no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>
            <text:p>Read</text:p>
          </table:table-cell>
          <table:table-cell office:value-type="string">
            <text:p>get accode using billno, jv type, trntype, Debt 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>
            <text:p>Read</text:p>
          </table:table-cell>
          <table:table-cell office:value-type="string">
            <text:p>get count using LPAD(CH_NO,10,'0')=LPAD(?,10,'0')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>
            <text:p>Read</text:p>
          </table:table-cell>
          <table:table-cell office:value-type="string">
            <text:p>get CH_NO using billno, credit, trntype</text:p>
          </table:table-cell>
          <table:table-cell table:number-columns-repeated="1014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_VOU" table:style-name="ta1" table:print="false">
        <table:table-column table:style-name="co9" table:default-cell-style-name="Default"/>
        <table:table-row table:style-name="ro2">
          <table:table-cell office:value-type="string">
            <text:p>SELECT DISTINCT LV1.VOU VOU FROM FAS.LINK_VOU LV "+</text:p>
          </table:table-cell>
        </table:table-row>
        <table:table-row table:style-name="ro2">
          <table:table-cell office:value-type="string">
            <text:p><text:s text:c="40"/>"INNER JOIN FAS.LEDGER LD ON (LD.VOU=LV.VOU) "+</text:p>
          </table:table-cell>
        </table:table-row>
        <table:table-row table:style-name="ro2">
          <table:table-cell office:value-type="string">
            <text:p><text:s text:c="40"/>"INNER JOIN FAS.LINK_VOU LV1 ON (LV1.SRNO=LV.SRNO) "+</text:p>
          </table:table-cell>
        </table:table-row>
        <table:table-row table:style-name="ro2">
          <table:table-cell office:value-type="string">
            <text:p><text:s text:c="40"/>"WHERE LV.VOU=? AND LV1.VOU != ? ";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 office:value-type="string">
            <text:p>select lv1.vou VOU " +</text:p>
          </table:table-cell>
        </table:table-row>
        <table:table-row table:style-name="ro2">
          <table:table-cell office:value-type="string">
            <text:p><text:s text:c="32"/>" <text:s text:c="26"/>from fas.link_vou lv1 " +</text:p>
          </table:table-cell>
        </table:table-row>
        <table:table-row table:style-name="ro2">
          <table:table-cell office:value-type="string">
            <text:p><text:s text:c="32"/>" <text:s text:c="26"/>where exists (" +</text:p>
          </table:table-cell>
        </table:table-row>
        <table:table-row table:style-name="ro2">
          <table:table-cell office:value-type="string">
            <text:p><text:s text:c="32"/>" <text:s text:c="42"/>select srno " +</text:p>
          </table:table-cell>
        </table:table-row>
        <table:table-row table:style-name="ro2">
          <table:table-cell office:value-type="string">
            <text:p><text:s text:c="32"/>" <text:s text:c="42"/>from fas.LINK_VOU <text:s/>lv2 " +</text:p>
          </table:table-cell>
        </table:table-row>
        <table:table-row table:style-name="ro2">
          <table:table-cell office:value-type="string">
            <text:p><text:s text:c="32"/>" <text:s text:c="42"/>where exists(SELECT VOU FROM MFUND.BROK_CHQ_TRN WHERE SRNO=" + req.getParameter("srno") + " AND TDS&gt;0 AND SUBTYPE " + inclause1 + " and MFUND.BROK_CHQ_TRN.vou=lv2.vou) " +</text:p>
          </table:table-cell>
        </table:table-row>
        <table:table-row table:style-name="ro2">
          <table:table-cell office:value-type="string">
            <text:p><text:s text:c="32"/>" <text:s text:c="42"/>and lv2.srno = lv1.srno" +</text:p>
          </table:table-cell>
        </table:table-row>
        <table:table-row table:style-name="ro2">
          <table:table-cell office:value-type="string">
            <text:p><text:s text:c="32"/>" <text:s text:c="40"/>)" +</text:p>
          </table:table-cell>
        </table:table-row>
        <table:table-row table:style-name="ro2">
          <table:table-cell office:value-type="string">
            <text:p><text:s text:c="32"/>" <text:s text:c="25"/>and " +</text:p>
          </table:table-cell>
        </table:table-row>
        <table:table-row table:style-name="ro2">
          <table:table-cell office:value-type="string">
            <text:p><text:s text:c="32"/>" <text:s text:c="25"/>not exists(" +</text:p>
          </table:table-cell>
        </table:table-row>
        <table:table-row table:style-name="ro2">
          <table:table-cell office:value-type="string">
            <text:p><text:s text:c="32"/>" <text:s text:c="38"/>SELECT VOU " +</text:p>
          </table:table-cell>
        </table:table-row>
        <table:table-row table:style-name="ro2">
          <table:table-cell office:value-type="string">
            <text:p><text:s text:c="32"/>" <text:s text:c="38"/>FROM MFUND.BROK_CHQ_TRN " +</text:p>
          </table:table-cell>
        </table:table-row>
        <table:table-row table:style-name="ro2">
          <table:table-cell office:value-type="string">
            <text:p><text:s text:c="32"/>" <text:s text:c="38"/>WHERE SRNO=" + req.getParameter("srno") + " AND TDS&gt;0 AND SUBTYPE " + inclause1 + " " +</text:p>
          </table:table-cell>
        </table:table-row>
        <table:table-row table:style-name="ro2">
          <table:table-cell office:value-type="string">
            <text:p><text:s text:c="32"/>" <text:s text:c="38"/>and MFUND.BROK_CHQ_TRN.vou=lv1.vou" +</text:p>
          </table:table-cell>
        </table:table-row>
        <table:table-row table:style-name="ro2">
          <table:table-cell office:value-type="string">
            <text:p><text:s text:c="32"/>" <text:s text:c="34"/>)"</text:p>
          </table:table-cell>
        </table:table-row>
        <table:table-row table:style-name="ro2" table:number-rows-repeated="4">
          <table:table-cell/>
        </table:table-row>
        <table:table-row table:style-name="ro2">
          <table:table-cell office:value-type="string">
            <text:p>iner_query.append(" select l.vou,l.debit,bt.type,bt.srno,l.desc1,bt.tds,l1.debit ltds ");</text:p>
          </table:table-cell>
        </table:table-row>
        <table:table-row table:style-name="ro2">
          <table:table-cell office:value-type="string">
            <text:p><text:s text:c="29"/>iner_query.append(" from mfund.BROK_CHQ_TRN bt ");</text:p>
          </table:table-cell>
        </table:table-row>
        <table:table-row table:style-name="ro2">
          <table:table-cell office:value-type="string">
            <text:p><text:s text:c="29"/>iner_query.append(" inner join fas.LEDGER l " +</text:p>
          </table:table-cell>
        </table:table-row>
        <table:table-row table:style-name="ro2">
          <table:table-cell office:value-type="string">
            <text:p><text:s text:c="47"/>" <text:s text:c="5"/>on (bt.vou = l.vou)");</text:p>
          </table:table-cell>
        </table:table-row>
        <table:table-row table:style-name="ro2">
          <table:table-cell office:value-type="string">
            <text:p><text:s text:c="29"/>iner_query.append(" inner join mfund.BROK_CHQ_MAST bm " +</text:p>
          </table:table-cell>
        </table:table-row>
        <table:table-row table:style-name="ro2">
          <table:table-cell office:value-type="string">
            <text:p><text:s text:c="47"/>" <text:s text:c="5"/>on (bm.srno = bt.srno)");</text:p>
          </table:table-cell>
        </table:table-row>
        <table:table-row table:style-name="ro2">
          <table:table-cell office:value-type="string">
            <text:p><text:s text:c="29"/>iner_query.append("left join fas.LINK_VOU lv on (lv.vou = l.vou)");</text:p>
          </table:table-cell>
        </table:table-row>
        <table:table-row table:style-name="ro2">
          <table:table-cell office:value-type="string">
            <text:p><text:s text:c="29"/>iner_query.append("left join fas.LINK_VOU lv1 on (lv1.srno = lv.srno and <text:s/>lv1.vou != lv.vou)");</text:p>
          </table:table-cell>
        </table:table-row>
        <table:table-row table:style-name="ro2">
          <table:table-cell office:value-type="string">
            <text:p><text:s text:c="29"/>iner_query.append(" <text:s/>left join fas.LEDGER l1 on (lv1.vou = l1.vou )");</text:p>
          </table:table-cell>
        </table:table-row>
        <table:table-row table:style-name="ro2">
          <table:table-cell office:value-type="string">
            <text:p><text:s text:c="29"/>iner_query.append(" where ");</text:p>
          </table:table-cell>
        </table:table-row>
        <table:table-row table:style-name="ro2">
          <table:table-cell office:value-type="string">
            <text:p><text:s text:c="29"/>if(!ccode.equalsIgnoreCase("NONE")) <text:s text:c="2"/></text:p>
          </table:table-cell>
        </table:table-row>
        <table:table-row table:style-name="ro2">
          <table:table-cell office:value-type="string">
            <text:p><text:s text:c="33"/>iner_query.append(" bm.ccode='"+ccode+"' and ");</text:p>
          </table:table-cell>
        </table:table-row>
        <table:table-row table:style-name="ro2">
          <table:table-cell office:value-type="string">
            <text:p><text:s text:c="29"/>iner_query.append(" <text:s/>l.debit&lt;&gt;0 and (l1.DEBIT &lt;&gt;0 or l1.debit is null)");</text:p>
          </table:table-cell>
        </table:table-row>
        <table:table-row table:style-name="ro2">
          <table:table-cell office:value-type="string">
            <text:p><text:s text:c="29"/>iner_query.append(" and bt.fas_fromdate between to_date('"+frm_Date+"','dd/mm/yyyy') and to_date('"+to_Date+"','dd/mm/yyyy') ");</text:p>
          </table:table-cell>
        </table:table-row>
        <table:table-row table:style-name="ro2">
          <table:table-cell office:value-type="string">
            <text:p><text:s text:c="29"/>iner_query.append(" and bt.fas_todate between to_date('"+frm_Date+"','dd/mm/yyyy') and to_date('"+to_Date+"','dd/mm/yyyy') ");</text:p>
          </table:table-cell>
        </table:table-row>
        <table:table-row table:style-name="ro2">
          <table:table-cell office:value-type="string">
            <text:p><text:s text:c="29"/>iner_query.append(" and l.TRNTYPE='JV' ");</text:p>
          </table:table-cell>
        </table:table-row>
        <table:table-row table:style-name="ro2">
          <table:table-cell office:value-type="string">
            <text:p><text:s text:c="29"/>iner_query.append(" group by l.debit,l.vou,bt.type,bt.srno,l.desc1,bt.tds,l1.debit");</text:p>
          </table:table-cell>
        </table:table-row>
        <table:table-row table:style-name="ro2">
          <table:table-cell office:value-type="string">
            <text:p><text:s text:c="29"/>iner_query.append(" order by bt.type desc");</text:p>
          </table:table-cell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06/17/2011</text:date>, <text:time>15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15T15:57:59</meta:creation-date>
    <meta:generator>OpenOffice.org/3.1$Linux OpenOffice.org_project/310m19$Build-9420</meta:generator>
    <dc:date>2011-06-17T15:37:49</dc:date>
    <meta:editing-duration>PT15H23M57S</meta:editing-duration>
    <meta:editing-cycles>98</meta:editing-cycles>
    <meta:document-statistic meta:table-count="3" meta:cell-count="313" meta:object-count="0"/>
  </office:meta>
</office:document-meta>
</file>